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20233d" officeooo:paragraph-rsid="0020233d"/>
    </style:style>
    <style:style style:name="P2" style:family="paragraph" style:parent-style-name="Standard">
      <style:text-properties officeooo:rsid="0020233d" officeooo:paragraph-rsid="00436f54"/>
    </style:style>
    <style:style style:name="P3" style:family="paragraph" style:parent-style-name="Standard">
      <style:text-properties officeooo:rsid="00202693" officeooo:paragraph-rsid="00202693"/>
    </style:style>
    <style:style style:name="P4" style:family="paragraph" style:parent-style-name="Standard">
      <style:text-properties officeooo:rsid="002067fc" officeooo:paragraph-rsid="002067fc" fo:background-color="transparent"/>
    </style:style>
    <style:style style:name="P5" style:family="paragraph" style:parent-style-name="Standard">
      <style:text-properties officeooo:rsid="002067fc" officeooo:paragraph-rsid="00436f54" fo:background-color="transparent"/>
    </style:style>
    <style:style style:name="P6" style:family="paragraph" style:parent-style-name="Standard">
      <style:text-properties officeooo:rsid="0021c399" officeooo:paragraph-rsid="0021c399" fo:background-color="transparent"/>
    </style:style>
    <style:style style:name="P7" style:family="paragraph" style:parent-style-name="Standard">
      <style:text-properties officeooo:rsid="0021c399" officeooo:paragraph-rsid="00437c08" fo:background-color="transparent"/>
    </style:style>
    <style:style style:name="P8" style:family="paragraph" style:parent-style-name="Standard">
      <style:text-properties officeooo:rsid="0021c399" officeooo:paragraph-rsid="00456a30" fo:background-color="transparent"/>
    </style:style>
    <style:style style:name="P9" style:family="paragraph" style:parent-style-name="Standard">
      <style:text-properties officeooo:rsid="002b01f4" officeooo:paragraph-rsid="002cf60c" fo:background-color="transparent"/>
    </style:style>
    <style:style style:name="P10" style:family="paragraph" style:parent-style-name="Standard">
      <style:text-properties officeooo:rsid="002b01f4" officeooo:paragraph-rsid="0047ad70" fo:background-color="transparent"/>
    </style:style>
    <style:style style:name="P11" style:family="paragraph" style:parent-style-name="Standard">
      <style:text-properties officeooo:rsid="002b01f4" officeooo:paragraph-rsid="00483557" fo:background-color="transparent"/>
    </style:style>
    <style:style style:name="P12" style:family="paragraph" style:parent-style-name="Standard">
      <style:text-properties officeooo:rsid="002b01f4" officeooo:paragraph-rsid="0048a143" fo:background-color="transparent"/>
    </style:style>
    <style:style style:name="P13" style:family="paragraph" style:parent-style-name="Standard">
      <style:text-properties officeooo:rsid="0024a761" officeooo:paragraph-rsid="00456a30" fo:background-color="transparent"/>
    </style:style>
    <style:style style:name="P14" style:family="paragraph" style:parent-style-name="Standard">
      <style:text-properties officeooo:rsid="00279449" officeooo:paragraph-rsid="00202693"/>
    </style:style>
    <style:style style:name="P15" style:family="paragraph" style:parent-style-name="Standard">
      <style:text-properties officeooo:rsid="00295187" officeooo:paragraph-rsid="00295187"/>
    </style:style>
    <style:style style:name="P16" style:family="paragraph" style:parent-style-name="Standard">
      <style:text-properties officeooo:rsid="003888f8" officeooo:paragraph-rsid="003888f8"/>
    </style:style>
    <style:style style:name="P17" style:family="paragraph" style:parent-style-name="Standard">
      <style:text-properties officeooo:rsid="003aeb18" officeooo:paragraph-rsid="003aeb18"/>
    </style:style>
    <style:style style:name="P18" style:family="paragraph" style:parent-style-name="Standard">
      <style:text-properties officeooo:rsid="002067fc" officeooo:paragraph-rsid="002067fc"/>
    </style:style>
    <style:style style:name="P19" style:family="paragraph" style:parent-style-name="Standard">
      <style:text-properties fo:font-style="italic" officeooo:rsid="002067fc" officeooo:paragraph-rsid="002067fc" style:font-style-asian="italic" style:font-style-complex="italic"/>
    </style:style>
    <style:style style:name="P20" style:family="paragraph" style:parent-style-name="Standard">
      <style:text-properties fo:font-weight="bold" officeooo:rsid="0028a118" officeooo:paragraph-rsid="0028a118" style:font-weight-asian="bold" style:font-weight-complex="bold"/>
    </style:style>
    <style:style style:name="P21" style:family="paragraph" style:parent-style-name="Standard">
      <style:text-properties fo:font-weight="bold" officeooo:rsid="0020233d" officeooo:paragraph-rsid="0020233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243c3b" style:font-style-asian="italic" style:font-style-complex="italic"/>
    </style:style>
    <style:style style:name="T3" style:family="text">
      <style:text-properties fo:font-style="italic" officeooo:rsid="002fa5dc" style:font-style-asian="italic" style:font-style-complex="italic"/>
    </style:style>
    <style:style style:name="T4" style:family="text">
      <style:text-properties fo:font-style="italic" officeooo:rsid="003426f5" style:font-style-asian="italic" style:font-style-complex="italic"/>
    </style:style>
    <style:style style:name="T5" style:family="text">
      <style:text-properties fo:font-style="italic" officeooo:rsid="0029a58a" style:font-style-asian="italic" style:font-style-complex="italic"/>
    </style:style>
    <style:style style:name="T6" style:family="text">
      <style:text-properties fo:font-style="italic" officeooo:rsid="00308c57" style:font-style-asian="italic" style:font-style-complex="italic"/>
    </style:style>
    <style:style style:name="T7" style:family="text">
      <style:text-properties fo:font-style="italic" officeooo:rsid="004ed22a" style:font-style-asian="italic" style:font-style-complex="italic"/>
    </style:style>
    <style:style style:name="T8" style:family="text">
      <style:text-properties fo:font-style="italic" officeooo:rsid="00202693" style:font-style-asian="italic" style:font-style-complex="italic"/>
    </style:style>
    <style:style style:name="T9" style:family="text">
      <style:text-properties fo:font-style="italic" officeooo:rsid="002cf60c" style:font-style-asian="italic" style:font-style-complex="italic"/>
    </style:style>
    <style:style style:name="T10" style:family="text">
      <style:text-properties officeooo:rsid="00202693"/>
    </style:style>
    <style:style style:name="T11" style:family="text">
      <style:text-properties officeooo:rsid="002067fc"/>
    </style:style>
    <style:style style:name="T12" style:family="text">
      <style:text-properties fo:background-color="#ffff00" loext:char-shading-value="0"/>
    </style:style>
    <style:style style:name="T13" style:family="text">
      <style:text-properties officeooo:rsid="002067fc" fo:background-color="#ffff00" loext:char-shading-value="0"/>
    </style:style>
    <style:style style:name="T14" style:family="text">
      <style:text-properties officeooo:rsid="002cf60c" fo:background-color="#ffff00" loext:char-shading-value="0"/>
    </style:style>
    <style:style style:name="T15" style:family="text">
      <style:text-properties fo:font-style="normal" style:font-style-asian="normal" style:font-style-complex="normal"/>
    </style:style>
    <style:style style:name="T16" style:family="text">
      <style:text-properties fo:font-style="normal" officeooo:rsid="002318d9" style:font-style-asian="normal" style:font-style-complex="normal"/>
    </style:style>
    <style:style style:name="T17" style:family="text">
      <style:text-properties fo:font-style="normal" officeooo:rsid="00243c3b" style:font-style-asian="normal" style:font-style-complex="normal"/>
    </style:style>
    <style:style style:name="T18" style:family="text">
      <style:text-properties fo:font-style="normal" officeooo:rsid="0030fb13" style:font-style-asian="normal" style:font-style-complex="normal"/>
    </style:style>
    <style:style style:name="T19" style:family="text">
      <style:text-properties fo:font-style="normal" officeooo:rsid="003426f5" style:font-style-asian="normal" style:font-style-complex="normal"/>
    </style:style>
    <style:style style:name="T20" style:family="text">
      <style:text-properties fo:font-style="normal" officeooo:rsid="0029a58a" style:font-style-asian="normal" style:font-style-complex="normal"/>
    </style:style>
    <style:style style:name="T21" style:family="text">
      <style:text-properties fo:font-style="normal" officeooo:rsid="002b01f4" style:font-style-asian="normal" style:font-style-complex="normal"/>
    </style:style>
    <style:style style:name="T22" style:family="text">
      <style:text-properties fo:font-style="normal" officeooo:rsid="002fa5dc" style:font-style-asian="normal" style:font-style-complex="normal"/>
    </style:style>
    <style:style style:name="T23" style:family="text">
      <style:text-properties fo:font-style="normal" officeooo:rsid="00308c57" style:font-style-asian="normal" style:font-style-complex="normal"/>
    </style:style>
    <style:style style:name="T24" style:family="text">
      <style:text-properties fo:font-style="normal" officeooo:rsid="004d4baf" style:font-style-asian="normal" style:font-style-complex="normal"/>
    </style:style>
    <style:style style:name="T25" style:family="text">
      <style:text-properties fo:font-style="normal" officeooo:rsid="004ed22a" style:font-style-asian="normal" style:font-style-complex="normal"/>
    </style:style>
    <style:style style:name="T26" style:family="text">
      <style:text-properties officeooo:rsid="002b01f4"/>
    </style:style>
    <style:style style:name="T27" style:family="text">
      <style:text-properties officeooo:rsid="002cf60c"/>
    </style:style>
    <style:style style:name="T28" style:family="text">
      <style:text-properties officeooo:rsid="002e9936"/>
    </style:style>
    <style:style style:name="T29" style:family="text">
      <style:text-properties officeooo:rsid="00308c57"/>
    </style:style>
    <style:style style:name="T30" style:family="text">
      <style:text-properties officeooo:rsid="0031a162"/>
    </style:style>
    <style:style style:name="T31" style:family="text">
      <style:text-properties officeooo:rsid="0035dc15"/>
    </style:style>
    <style:style style:name="T32" style:family="text">
      <style:text-properties officeooo:rsid="003707cd"/>
    </style:style>
    <style:style style:name="T33" style:family="text">
      <style:text-properties officeooo:rsid="003aeb18"/>
    </style:style>
    <style:style style:name="T34" style:family="text">
      <style:text-properties officeooo:rsid="003c6f6f"/>
    </style:style>
    <style:style style:name="T35" style:family="text">
      <style:text-properties officeooo:rsid="003da46f"/>
    </style:style>
    <style:style style:name="T36" style:family="text">
      <style:text-properties officeooo:rsid="003e9345"/>
    </style:style>
    <style:style style:name="T37" style:family="text">
      <style:text-properties officeooo:rsid="00417516"/>
    </style:style>
    <style:style style:name="T38" style:family="text">
      <style:text-properties officeooo:rsid="00456a30"/>
    </style:style>
    <style:style style:name="T39" style:family="text">
      <style:text-properties officeooo:rsid="0049b34e"/>
    </style:style>
    <style:style style:name="T40" style:family="text">
      <style:text-properties officeooo:rsid="0049d5eb"/>
    </style:style>
    <style:style style:name="T41" style:family="text">
      <style:text-properties officeooo:rsid="00513b47"/>
    </style:style>
    <style:style style:name="T42" style:family="text">
      <style:text-properties fo:font-weight="bold" style:font-weight-asian="bold" style:font-weight-complex="bold"/>
    </style:style>
    <style:style style:name="T43" style:family="text">
      <style:text-properties fo:font-weight="bold" officeooo:rsid="00513b47" style:font-weight-asian="bold" style:font-weight-complex="bold"/>
    </style:style>
    <style:style style:name="T44" style:family="text">
      <style:text-properties officeooo:rsid="0051d1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2">Essay topic:<text:line-break/><text:line-break/></text:span><text:span text:style-name="T31">Poland's best bets for a coal-free </text:span><text:span text:style-name="T37">energy</text:span></text:p>
      <text:p text:style-name="P14"/>
      <text:p text:style-name="P20">Summary:</text:p>
      <text:p text:style-name="P3"/>
      <text:p text:style-name="P15">Polish energy system heavily relies on coal. It constitutes 65.8% of domestic energy production and 60% of electricity generation (IEA, 2024).<text:span text:style-name="T28"> Poland </text:span><text:span text:style-name="T32">is also placed </text:span><text:span text:style-name="T28">around the tenth place worldwide in terms of annual coal production and on the second place in Europe after Germany (IEA, 2022).</text:span><text:span text:style-name="T29"> Poland's coal production is steadily decreasing and was cut by half between 2000 and 2023 (IEA, 2024). Meanwhile, the country is a net importer of coal</text:span><text:span text:style-name="T36"> from non-EU countries</text:span><text:span text:style-name="T29">, </text:span><text:span text:style-name="T30">a strategy that</text:span><text:span text:style-name="T35"> </text:span><text:span text:style-name="T30">will be penalized from 2026 by the Carbon Border Adjustment Mechanism (European Commission, 2025).</text:span></text:p>
      <text:p text:style-name="P15"/>
      <text:p text:style-name="P16">The government has created a plan to gradually phase out domestic hard coal production (excluding coking coal) by 2049 (IEA, 2022) and declared intermediate steps of reducing the share of coal in electricity generation to a range of 37.5-56% in 2030 and 11-28% in 2040 (IEA, 2022 citing Ministerstwo Klimatu i Środowiska, 2022a).<text:span text:style-name="T33"> Unfortunately, the plans don't </text:span><text:span text:style-name="T34">concern</text:span><text:span text:style-name="T33"> lignite.</text:span></text:p>
      <text:p text:style-name="P17"/>
      <text:p text:style-name="P17">In my essay I want to give an overview of Poland's possible ways forward for a coal-free energy transition.<text:span text:style-name="T39"> I hope to quantitatively evaluate the potential of ongoing state-level efforts (such as plans for Poland's first nuclear plant, for offshore wind) and </text:span><text:span text:style-name="T40">of rapid growth of solar power prosumers.<text:line-break/><text:line-break/></text:span><text:span text:style-name="T43">Research question:</text:span></text:p>
      <text:p text:style-name="P17"><text:line-break/><text:span text:style-name="T41">Can Poland's goal to phase out domestic hard coal production by 2049 be realistically made more ambitious (either by pushing the deadline earlier or including lignite in the objective) while keeping the transition just towards </text:span><text:span text:style-name="T44">people employed in the coal industry?</text:span></text:p>
      <text:p text:style-name="P1"/>
      <text:p text:style-name="P21">References:</text:p>
      <text:p text:style-name="P1"/>
      <text:p text:style-name="P19"><text:span text:style-name="T38">(</text:span>The yellow highlighted parts are not formal parts of references, just my translations of authors and titles<text:span text:style-name="T38">)</text:span></text:p>
      <text:p text:style-name="P18"/>
      <text:p text:style-name="P13"><text:span text:style-name="T17">B</text:span><text:span text:style-name="T15">eyond Fossil Fuels, 2024. </text:span><text:span text:style-name="T1">Energising Communities: Transforming Poland's power sector with locally-owned renewables</text:span><text:span text:style-name="T15">. [online] Available at: &lt;https://beyondfossilfuels.org/2024/05/27/energising-communities-transforming-polands-power-sector-with-locally-owned-renewables/&gt;.</text:span></text:p>
      <text:p text:style-name="P13"><text:span text:style-name="T15"/></text:p>
      <text:p text:style-name="P10"><text:span text:style-name="T22">Bosco, A. Fant, S., 2024. The Difficult Transformation of Poland’s Coal Region. </text:span><text:span text:style-name="T3">Green European Journal</text:span><text:span text:style-name="T22"> [online]</text:span><text:span text:style-name="T24"> 3 September.</text:span><text:span text:style-name="T22"> Available at: &lt;</text:span><text:span text:style-name="T15">https://www.greeneuropeanjournal.eu/the-difficult-transformation-of-polands-coal-region/</text:span><text:span text:style-name="T22">&gt;.</text:span></text:p>
      <text:p text:style-name="P18"/>
      <text:p text:style-name="P8"><text:span text:style-name="T17">Directorate-General for Energy, 2021. </text:span><text:span text:style-name="T2">Good practice examples of regional and sub-regional strategies in coal regions in transition (Karlovy Vary START programme)</text:span><text:span text:style-name="T17">. [online] Available at: &lt;https://energy.ec.europa.eu/publications/good-practice-examples-regional-and-sub-regional-strategies-coal-regions-transition-karlovy-vary_en&gt;.</text:span></text:p>
      <text:p text:style-name="P8"><text:span text:style-name="T17"/></text:p>
      <text:p text:style-name="P13"><text:span text:style-name="T20">European Comission, 2020. </text:span><text:span text:style-name="T5">Assessment of the final national energy and climate plan of Poland</text:span><text:span text:style-name="T20">. [online] Available at: &lt;</text:span><text:span text:style-name="T17">https://energy.ec.europa.eu/system/files/2021-01/staff_working_document_assessment_necp_poland_en_0.pdf</text:span><text:span text:style-name="T20">&gt;</text:span><text:span text:style-name="T21">.</text:span></text:p>
      <text:p text:style-name="P13"><text:soft-page-break/><text:span text:style-name="T21"/></text:p>
      <text:p text:style-name="P11"><text:span text:style-name="T19">European Commission, 2022. </text:span><text:span text:style-name="T4">EU Cohesion Policy: €3.85 billion for a just transition toward climate neutral economy in five Polish regions</text:span><text:span text:style-name="T19">. [online] Available at: &lt;</text:span><text:span text:style-name="T15">https://ec.europa.eu/commission/presscorner/detail/es/ip_22_7413</text:span><text:span text:style-name="T19">&gt;.</text:span></text:p>
      <text:p text:style-name="P18"/>
      <text:p text:style-name="P7"><text:span text:style-name="T17">European Commission, Directorate-General for Energy, 2024</text:span><text:span text:style-name="T18">a</text:span><text:span text:style-name="T17">. </text:span><text:span text:style-name="T2">Reimagining Transition in Eastern Wielkopolska : recommendations to build a sustainable ecosystem for social entrepreneurship that benefits citizens and local communities affected by the energy transition</text:span><text:span text:style-name="T17">. Publications Office of the European Union. https://data.europa.eu/doi/10.2833/043634.</text:span></text:p>
      <text:p text:style-name="P7"><text:span text:style-name="T17"/></text:p>
      <text:p text:style-name="P7"><text:span text:style-name="T17">European Commission, Directorate-General for Energy, 2024</text:span><text:span text:style-name="T18">b</text:span><text:span text:style-name="T17">. </text:span><text:span text:style-name="T2">Regional profile Silesia, Poland. Publications Office of the European Union</text:span><text:span text:style-name="T17">. https://data.europa.eu/doi/10.2833/225888.</text:span></text:p>
      <text:p text:style-name="P7"><text:span text:style-name="T17"/></text:p>
      <text:p text:style-name="P7"><text:span text:style-name="T17">European Commission, Directorate-General for Energy, 2024</text:span><text:span text:style-name="T18">c</text:span><text:span text:style-name="T17">. </text:span><text:span text:style-name="T2">Regional profile Wielkopolska, Poland. Publications Office of the European Union</text:span><text:span text:style-name="T17">. https://data.europa.eu/doi/10.2833/084091.</text:span></text:p>
      <text:p text:style-name="P7"><text:span text:style-name="T17"/></text:p>
      <text:p text:style-name="P7"><text:span text:style-name="T17">European Commission, Directorate-General for Energy, 2024</text:span><text:span text:style-name="T18">d</text:span><text:span text:style-name="T17">. </text:span><text:span text:style-name="T2">Regional profile Lower Silesia, Poland. Publications Office of the European Union</text:span><text:span text:style-name="T17">. https://data.europa.eu/doi/10.2833/321710.</text:span></text:p>
      <text:p text:style-name="P7"><text:span text:style-name="T17"/></text:p>
      <text:p text:style-name="P12"><text:span text:style-name="T23">European Commission, 2025. </text:span><text:span text:style-name="T6">Carbon Border Adjustment Mechanism</text:span><text:span text:style-name="T23"> [online] Available at: &lt;</text:span><text:span text:style-name="T17">https://taxation-customs.ec.europa.eu/carbon-border-adjustment-mechanism_en</text:span><text:span text:style-name="T23">&gt;.</text:span></text:p>
      <text:p text:style-name="P1"/>
      <text:p text:style-name="P2">IEA, 2022. <text:span text:style-name="T1">Poland 2022</text:span>. [online] Available at: &lt;https://www.iea.org/reports/poland-2022&gt;<text:span text:style-name="T10">.</text:span></text:p>
      <text:p text:style-name="P1"/>
      <text:p text:style-name="P1">IEA, 2024. <text:span text:style-name="T1">Poland</text:span>. [online] Available at: &lt;https://www.iea.org/countries/poland/electricity&gt; [Accessed 23 February 2025].</text:p>
      <text:p text:style-name="P1"/>
      <text:p text:style-name="P5">Kardaś, Sz. 2023. <text:span text:style-name="T15">From coal to consensus: Poland’s energy transition and its European future.</text:span><text:span text:style-name="T25"> </text:span><text:span text:style-name="T7">European Council on Foregin Relations</text:span><text:span text:style-name="T15"> [online]</text:span><text:span text:style-name="T25"> 27 September.</text:span><text:span text:style-name="T15"> Available at: &lt;https://ecfr.eu/publication/from-coal-to-consensus-polands-energy-transition-and-its-european-future/#&gt;.</text:span></text:p>
      <text:p text:style-name="P1"/>
      <text:p text:style-name="P1"><text:span text:style-name="T10">Ministerstwo Klimatu i Środowiska, </text:span><text:span text:style-name="T11">2022</text:span><text:span text:style-name="T26">a</text:span><text:span text:style-name="T11">. </text:span><text:span text:style-name="T8">Polityka energetyczna Polski do 2040 r</text:span><text:span text:style-name="T10">. [online] Available at: &lt;</text:span>https://www.gov.pl/web/klimat/polityka-energetyczna-polski<text:span text:style-name="T10">&gt;</text:span><text:span text:style-name="T11">. </text:span><text:span text:style-name="T13">(Polish Minitry of Climate and Environment: Energy policy for Poland until 2040)</text:span></text:p>
      <text:p text:style-name="P1"><text:span text:style-name="T13"/></text:p>
      <text:p text:style-name="P10"><text:span text:style-name="T10">Ministerstwo Klimatu i Środowiska</text:span><text:span text:style-name="T11">, 2022b.</text:span><text:span text:style-name="T27"> </text:span><text:span text:style-name="T9">Polityka Surowcowa Państwa</text:span><text:span text:style-name="T27">. [online]</text:span><text:span text:style-name="T11"> Available at: &lt;https://www.gov.pl/web/klimat/polityka-surowcowa-panstwa---dokument&gt;</text:span><text:span text:style-name="T14"> </text:span><text:span text:style-name="T13">(Polish Minitry of Climate and Environment: </text:span><text:span text:style-name="T14">Raw Materials Policy </text:span><text:span text:style-name="T13">20</text:span><text:span text:style-name="T14">5</text:span><text:span text:style-name="T13">0).</text:span></text:p>
      <text:p text:style-name="P1"><text:span text:style-name="T13"/></text:p>
      <text:p text:style-name="P4">Partia Zieloni, 2022. <text:span text:style-name="T1">Zielony Plan Odbudowy</text:span>. [online] Available at: &lt;https://partiazieloni.pl/wp-content/uploads/admin/docs/Zielony-Plan-Odbudowy-1.pdf&gt;. <text:span text:style-name="T12">(Polish Green Party, Green Rebuild Plan; contains a section on Energy Transition)</text:span>.</text:p>
      <text:p text:style-name="P4"><text:span text:style-name="T15"/></text:p>
      <text:p text:style-name="P6"><text:span text:style-name="T15">Secretariat Technical Assistance for Regions in Transition (START), 2024. </text:span><text:span text:style-name="T1">START report on deliverables - Lower Silesia (PL)</text:span><text:span text:style-name="T15"> [online] Available at: &lt;https://circabc.europa.eu/ui/group/301e9528-b63b-4ca5-b7fa-c7f879572d5e/library/4d2f1ad7-209e-4b75-8e32-e0126ab20e8b/details?download=true&gt;</text:span><text:span text:style-name="T16">.</text:span></text:p>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se" fo:country="NO"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e" fo:country="NO"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19:54:15.993049316</meta:creation-date>
    <meta:generator>LibreOffice/24.2.7.2$Linux_X86_64 LibreOffice_project/420$Build-2</meta:generator>
    <dc:date>2025-03-05T21:32:58.003114032</dc:date>
    <meta:editing-duration>PT9H38M11S</meta:editing-duration>
    <meta:editing-cycles>45</meta:editing-cycles>
    <meta:print-date>2025-03-01T16:54:14.386321078</meta:print-date>
    <meta:printed-by>PDF files</meta:printed-by>
    <meta:document-statistic meta:table-count="0" meta:image-count="0" meta:object-count="0" meta:page-count="2" meta:paragraph-count="25" meta:word-count="616" meta:character-count="5560" meta:non-whitespace-character-count="4967"/>
  </office:meta>
</office:document-meta>
</file>